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0D04E91C.png" manifest:media-type="image/png"/>
  <manifest:file-entry manifest:full-path="Pictures/100002010000008000000080BDDB734F.png" manifest:media-type="image/png"/>
  <manifest:file-entry manifest:full-path="Pictures/100002010000004B00000080B5A7E0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officeooo:paragraph-rsid="0044c685"/>
    </style:style>
    <style:style style:name="P2" style:family="paragraph" style:parent-style-name="Text_20_body">
      <style:paragraph-properties fo:line-height="100%" fo:text-align="center" style:justify-single-word="false" fo:background-color="transparent" style:shadow="none">
        <style:tab-stops/>
        <style:background-image/>
      </style:paragraph-properties>
      <style:text-properties officeooo:paragraph-rsid="004ea954"/>
    </style:style>
    <style:style style:name="P3" style:family="paragraph" style:parent-style-name="Normal1">
      <style:text-properties style:font-name="Arial" fo:font-size="12pt" officeooo:paragraph-rsid="00223889" style:font-size-asian="12pt" style:font-size-complex="12pt"/>
    </style:style>
    <style:style style:name="P4" style:family="paragraph" style:parent-style-name="Normal1">
      <style:text-properties style:font-name="Ubuntu Mono" fo:font-size="12pt" officeooo:rsid="001d0221" officeooo:paragraph-rsid="001d0221" style:font-size-asian="12pt" style:font-size-complex="12pt"/>
    </style:style>
    <style:style style:name="P5" style:family="paragraph" style:parent-style-name="Normal1">
      <style:text-properties style:font-name="Ubuntu Mono" fo:font-size="12pt" officeooo:rsid="001d0221" officeooo:paragraph-rsid="00790769" style:font-size-asian="12pt" style:font-size-complex="12pt"/>
    </style:style>
    <style:style style:name="P6" style:family="paragraph" style:parent-style-name="Normal1">
      <style:text-properties style:font-name="Ubuntu Mono" fo:font-size="12pt" officeooo:rsid="001d0221" officeooo:paragraph-rsid="007aa2c8" style:font-size-asian="12pt" style:font-size-complex="12pt"/>
    </style:style>
    <style:style style:name="P7" style:family="paragraph" style:parent-style-name="Normal1">
      <style:text-properties style:font-name="Ubuntu Mono" fo:font-size="12pt" officeooo:paragraph-rsid="001d0221" style:font-size-asian="12pt" style:font-size-complex="12pt"/>
    </style:style>
    <style:style style:name="P8" style:family="paragraph" style:parent-style-name="Normal1">
      <style:paragraph-properties fo:text-align="center" style:justify-single-word="false"/>
      <style:text-properties style:font-name="Ubuntu Mono" fo:font-size="12pt" style:font-size-asian="12pt" style:font-size-complex="12pt"/>
    </style:style>
    <style:style style:name="P9" style:family="paragraph" style:parent-style-name="Normal1">
      <style:paragraph-properties fo:line-height="150%" fo:text-align="center" style:justify-single-word="false"/>
      <style:text-properties style:font-name="Ubuntu Mono" fo:font-size="12pt" officeooo:paragraph-rsid="003eab02" style:font-size-asian="12pt" style:font-size-complex="12pt"/>
    </style:style>
    <style:style style:name="P10" style:family="paragraph" style:parent-style-name="Normal1">
      <style:text-properties style:font-name="Ubuntu Mono" fo:font-size="12pt" officeooo:paragraph-rsid="007c0792" style:font-size-asian="12pt" style:font-size-complex="12pt"/>
    </style:style>
    <style:style style:name="P11" style:family="paragraph" style:parent-style-name="Normal1">
      <style:text-properties style:font-name="Ubuntu Mono" fo:font-size="12pt" style:font-name-asian="Times New Roman" style:font-size-asian="12pt" style:font-name-complex="Times New Roman" style:font-size-complex="12pt"/>
    </style:style>
    <style:style style:name="P12" style:family="paragraph" style:parent-style-name="Normal1">
      <style:text-properties style:font-name="Ubuntu Mono" fo:font-size="12pt" officeooo:rsid="001d0221" officeooo:paragraph-rsid="00790769" style:font-name-asian="Times New Roman" style:font-size-asian="12pt" style:font-name-complex="Times New Roman" style:font-size-complex="12pt"/>
    </style:style>
    <style:style style:name="P13" style:family="paragraph" style:parent-style-name="Normal1">
      <style:text-properties style:font-name="Ubuntu Mono" fo:font-size="12pt" officeooo:rsid="001f41af" officeooo:paragraph-rsid="007c0792" style:font-name-asian="Times New Roman" style:font-size-asian="12pt" style:font-name-complex="Times New Roman" style:font-size-complex="12pt"/>
    </style:style>
    <style:style style:name="P14" style:family="paragraph" style:parent-style-name="Normal1">
      <style:text-properties style:font-name="Ubuntu Mono" fo:font-size="12pt" fo:font-weight="bold" officeooo:rsid="001d0221" officeooo:paragraph-rsid="00790769" style:font-size-asian="12pt" style:font-weight-asian="bold" style:font-size-complex="12pt" style:font-weight-complex="bold"/>
    </style:style>
    <style:style style:name="P15" style:family="paragraph" style:parent-style-name="Normal1">
      <style:paragraph-properties fo:margin-left="1.251cm" fo:margin-right="0cm" fo:text-indent="-1.251cm" style:auto-text-indent="false"/>
      <style:text-properties style:font-name="Arial" fo:font-size="12pt" style:font-name-asian="Times New Roman" style:font-size-asian="12pt" style:font-name-complex="Times New Roman" style:font-size-complex="12pt"/>
    </style:style>
    <style:style style:name="P16" style:family="paragraph" style:parent-style-name="Text_20_body">
      <style:paragraph-properties fo:line-height="100%" fo:text-align="center" style:justify-single-word="false"/>
      <style:text-properties fo:color="#0000ff" style:font-name="Ubuntu Mono" fo:font-size="12pt" style:text-underline-style="none" officeooo:rsid="000b9870" officeooo:paragraph-rsid="004ea954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fo:color="#0000ff" style:font-name="Arial" fo:font-size="12pt" style:text-underline-style="none" officeooo:rsid="000b9870" officeooo:paragraph-rsid="00134f39" style:font-size-asian="12pt" style:font-size-complex="12pt"/>
    </style:style>
    <style:style style:name="P18" style:family="paragraph" style:parent-style-name="Text_20_body">
      <style:text-properties style:font-name="Ubuntu Mono" fo:font-size="12pt" officeooo:rsid="000c7d6f" style:font-size-asian="12pt" style:font-size-complex="12pt"/>
    </style:style>
    <style:style style:name="P19" style:family="paragraph" style:parent-style-name="Frame_20_contents">
      <style:text-properties fo:color="#ffffff" style:font-name="Ubuntu Mono" fo:font-size="16pt" fo:font-weight="bold" officeooo:paragraph-rsid="00223602" style:font-size-asian="16pt" style:font-weight-asian="bold" style:font-size-complex="16pt"/>
    </style:style>
    <style:style style:name="P20" style:family="paragraph" style:parent-style-name="Frame_20_contents">
      <style:text-properties fo:color="#ffffff" style:font-name="Ubuntu Mono" fo:font-size="16pt" fo:font-weight="bold" officeooo:rsid="00099d8e" officeooo:paragraph-rsid="00223602" style:font-size-asian="16pt" style:font-weight-asian="bold" style:font-size-complex="16pt"/>
    </style:style>
    <style:style style:name="P21" style:family="paragraph" style:parent-style-name="Frame_20_contents">
      <style:text-properties fo:color="#ffffff" style:font-name="Ubuntu Mono" fo:font-size="16pt" fo:font-weight="bold" officeooo:rsid="00099d8e" officeooo:paragraph-rsid="00099d8e" style:font-size-asian="16pt" style:font-weight-asian="bold" style:font-size-complex="16pt"/>
    </style:style>
    <style:style style:name="P22" style:family="paragraph" style:parent-style-name="Frame_20_contents">
      <style:text-properties fo:color="#ffffff" style:font-name="Ubuntu Mono" fo:font-size="16pt" fo:font-weight="bold" officeooo:rsid="0030784f" officeooo:paragraph-rsid="0030784f" style:font-size-asian="16pt" style:font-weight-asian="bold" style:font-size-complex="16pt"/>
    </style:style>
    <style:style style:name="P23" style:family="paragraph" style:parent-style-name="Normal1" style:master-page-name="Standard">
      <style:paragraph-properties fo:text-align="center" style:justify-single-word="false" style:page-number="auto"/>
      <style:text-properties style:font-name="Ubuntu Mono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4" style:family="paragraph" style:parent-style-name="Normal1" style:list-style-name="L1">
      <style:paragraph-properties fo:line-height="150%"/>
      <style:text-properties officeooo:paragraph-rsid="00326116"/>
    </style:style>
    <style:style style:name="P25" style:family="paragraph" style:parent-style-name="Normal1" style:list-style-name="L1">
      <style:paragraph-properties fo:line-height="150%"/>
      <style:text-properties officeooo:paragraph-rsid="0104719a"/>
    </style:style>
    <style:style style:name="P26" style:family="paragraph" style:parent-style-name="Normal1" style:list-style-name="L1">
      <style:paragraph-properties fo:line-height="150%"/>
      <style:text-properties fo:font-weight="normal" officeooo:paragraph-rsid="01030c02" style:font-weight-asian="normal" style:font-weight-complex="normal"/>
    </style:style>
    <style:style style:name="P27" style:family="paragraph" style:parent-style-name="Normal1" style:list-style-name="WWNum6">
      <style:text-properties fo:font-weight="normal" officeooo:rsid="00da8b89" officeooo:paragraph-rsid="00da8b89" style:font-weight-asian="normal" style:font-weight-complex="normal"/>
    </style:style>
    <style:style style:name="P28" style:family="paragraph" style:parent-style-name="Normal1" style:list-style-name="WWNum6">
      <style:text-properties officeooo:paragraph-rsid="00cf9869"/>
    </style:style>
    <style:style style:name="P29" style:family="paragraph" style:parent-style-name="Normal1" style:list-style-name="WWNum6">
      <style:text-properties officeooo:paragraph-rsid="006bc874"/>
    </style:style>
    <style:style style:name="P30" style:family="paragraph" style:parent-style-name="Normal1" style:list-style-name="WWNum6">
      <style:text-properties officeooo:paragraph-rsid="00d06ad0"/>
    </style:style>
    <style:style style:name="P31" style:family="paragraph" style:parent-style-name="Normal1" style:list-style-name="WWNum6">
      <style:text-properties officeooo:paragraph-rsid="00d25d26"/>
    </style:style>
    <style:style style:name="P32" style:family="paragraph" style:parent-style-name="Normal1" style:list-style-name="WWNum6">
      <style:text-properties officeooo:paragraph-rsid="00d28e44"/>
    </style:style>
    <style:style style:name="P33" style:family="paragraph" style:parent-style-name="Normal1" style:list-style-name="WWNum6">
      <style:text-properties officeooo:paragraph-rsid="00d48dae"/>
    </style:style>
    <style:style style:name="P34" style:family="paragraph" style:parent-style-name="Normal1" style:list-style-name="WWNum6">
      <style:text-properties officeooo:paragraph-rsid="00fc5f73"/>
    </style:style>
    <style:style style:name="P35" style:family="paragraph" style:parent-style-name="Normal1" style:list-style-name="WWNum6">
      <style:text-properties officeooo:paragraph-rsid="00d6d52d"/>
    </style:style>
    <style:style style:name="P36" style:family="paragraph" style:parent-style-name="Normal1" style:list-style-name="WWNum6">
      <style:text-properties officeooo:paragraph-rsid="00faded5"/>
    </style:style>
    <style:style style:name="P37" style:family="paragraph" style:parent-style-name="Normal1" style:list-style-name="WWNum6">
      <style:text-properties officeooo:paragraph-rsid="006dbacb"/>
    </style:style>
    <style:style style:name="P38" style:family="paragraph" style:parent-style-name="Normal1" style:list-style-name="WWNum6">
      <style:text-properties officeooo:paragraph-rsid="00d7f57a"/>
    </style:style>
    <style:style style:name="P39" style:family="paragraph" style:parent-style-name="Normal1" style:list-style-name="WWNum6">
      <style:text-properties officeooo:paragraph-rsid="00d800ee"/>
    </style:style>
    <style:style style:name="P40" style:family="paragraph" style:parent-style-name="Normal1" style:list-style-name="WWNum6">
      <style:text-properties officeooo:paragraph-rsid="00d96671"/>
    </style:style>
    <style:style style:name="P41" style:family="paragraph" style:parent-style-name="Normal1" style:list-style-name="WWNum6">
      <style:paragraph-properties fo:line-height="0.499cm"/>
      <style:text-properties officeooo:paragraph-rsid="00cf9869"/>
    </style:style>
    <style:style style:name="P42" style:family="paragraph" style:parent-style-name="Normal1" style:list-style-name="WWNum6">
      <style:paragraph-properties fo:line-height="0.499cm"/>
      <style:text-properties style:font-name="Ubuntu Mono" officeooo:rsid="005e40ad" officeooo:paragraph-rsid="00cf9869"/>
    </style:style>
    <style:style style:name="P43" style:family="paragraph" style:parent-style-name="Normal1" style:list-style-name="WWNum6">
      <style:text-properties style:font-name="Ubuntu Mono" officeooo:rsid="005e40ad" officeooo:paragraph-rsid="00cf9869"/>
    </style:style>
    <style:style style:name="P44" style:family="paragraph" style:parent-style-name="Normal1" style:list-style-name="WWNum6">
      <style:text-properties style:font-name="Ubuntu Mono" style:text-underline-style="solid" style:text-underline-width="auto" style:text-underline-color="font-color" officeooo:rsid="005e40ad" officeooo:paragraph-rsid="00cf9869"/>
    </style:style>
    <style:style style:name="P45" style:family="paragraph" style:parent-style-name="Normal1" style:list-style-name="WWNum6">
      <style:text-properties style:font-name="Ubuntu Mono" fo:font-size="12pt" officeooo:rsid="00287939" officeooo:paragraph-rsid="00cf9869" style:font-size-asian="12pt" style:font-size-complex="12pt"/>
    </style:style>
    <style:style style:name="P46" style:family="paragraph" style:parent-style-name="Normal1" style:list-style-name="WWNum6">
      <style:text-properties style:font-name="Ubuntu Mono" fo:font-size="12pt" officeooo:rsid="0029c6b8" officeooo:paragraph-rsid="00cf9869" style:font-size-asian="12pt" style:font-size-complex="12pt"/>
    </style:style>
    <style:style style:name="P47" style:family="paragraph" style:parent-style-name="Normal1" style:list-style-name="WWNum6">
      <style:text-properties style:font-name="Ubuntu Mono" fo:font-size="12pt" officeooo:rsid="00a75969" officeooo:paragraph-rsid="00d06ad0" style:font-size-asian="12pt" style:font-size-complex="12pt"/>
    </style:style>
    <style:style style:name="P48" style:family="paragraph" style:parent-style-name="Normal1" style:list-style-name="WWNum6">
      <style:text-properties style:font-name="Ubuntu Mono" fo:font-size="12pt" officeooo:rsid="002bba3b" officeooo:paragraph-rsid="00d25d26" style:font-size-asian="12pt" style:font-size-complex="12pt"/>
    </style:style>
    <style:style style:name="P49" style:family="paragraph" style:parent-style-name="Normal1" style:list-style-name="WWNum6">
      <style:text-properties style:font-name="Ubuntu Mono" fo:font-size="12pt" officeooo:paragraph-rsid="00d25d26" style:font-name-asian="Times New Roman" style:font-size-asian="12pt" style:font-name-complex="Times New Roman" style:font-size-complex="12pt"/>
    </style:style>
    <style:style style:name="P50" style:family="paragraph" style:parent-style-name="Normal1" style:list-style-name="WWNum6">
      <style:text-properties style:font-name="Ubuntu Mono" fo:font-size="12pt" officeooo:paragraph-rsid="00d28e44" style:font-name-asian="Times New Roman" style:font-size-asian="12pt" style:font-name-complex="Times New Roman" style:font-size-complex="12pt"/>
    </style:style>
    <style:style style:name="P51" style:family="paragraph" style:parent-style-name="Normal1" style:list-style-name="WWNum6">
      <style:text-properties style:font-name="Ubuntu Mono" fo:font-size="12pt" officeooo:paragraph-rsid="00d48dae" style:font-name-asian="Times New Roman" style:font-size-asian="12pt" style:font-name-complex="Times New Roman" style:font-size-complex="12pt"/>
    </style:style>
    <style:style style:name="P52" style:family="paragraph" style:parent-style-name="Normal1" style:list-style-name="WWNum6">
      <style:text-properties style:font-name="Ubuntu Mono" fo:font-size="12pt" officeooo:paragraph-rsid="00d6d52d" style:font-name-asian="Times New Roman" style:font-size-asian="12pt" style:font-name-complex="Times New Roman" style:font-size-complex="12pt"/>
    </style:style>
    <style:style style:name="P53" style:family="paragraph" style:parent-style-name="Normal1" style:list-style-name="WWNum6">
      <style:text-properties style:font-name="Ubuntu Mono" fo:font-size="12pt" officeooo:paragraph-rsid="00d7f57a" style:font-name-asian="Times New Roman" style:font-size-asian="12pt" style:font-name-complex="Times New Roman" style:font-size-complex="12pt"/>
    </style:style>
    <style:style style:name="P54" style:family="paragraph" style:parent-style-name="Normal1" style:list-style-name="WWNum6">
      <style:text-properties style:font-name="Ubuntu Mono" fo:font-size="12pt" style:text-underline-style="none" officeooo:paragraph-rsid="00d800ee" style:font-name-asian="Times New Roman" style:font-size-asian="12pt" style:font-name-complex="Times New Roman" style:font-size-complex="12pt"/>
    </style:style>
    <style:style style:name="P55" style:family="paragraph" style:parent-style-name="Normal1" style:list-style-name="WWNum6">
      <style:text-properties style:font-name="Ubuntu Mono" fo:font-size="12pt" style:text-underline-style="none" officeooo:paragraph-rsid="00d96671" style:font-name-asian="Times New Roman" style:font-size-asian="12pt" style:font-name-complex="Times New Roman" style:font-size-complex="12pt"/>
    </style:style>
    <style:style style:name="P56" style:family="paragraph" style:parent-style-name="Normal1" style:list-style-name="WWNum6">
      <style:text-properties style:font-name="Ubuntu Mono" fo:font-size="12pt" style:text-underline-style="none" fo:font-weight="normal" officeooo:rsid="00563494" officeooo:paragraph-rsid="00da8b89" style:font-name-asian="Times New Roman" style:font-size-asian="12pt" style:font-weight-asian="normal" style:font-name-complex="Times New Roman" style:font-size-complex="12pt" style:font-weight-complex="normal"/>
    </style:style>
    <style:style style:name="P57" style:family="paragraph" style:parent-style-name="Normal1" style:list-style-name="WWNum6">
      <style:text-properties officeooo:rsid="00cf9869" officeooo:paragraph-rsid="00cf9869"/>
    </style:style>
    <style:style style:name="P58" style:family="paragraph" style:parent-style-name="Normal1" style:list-style-name="WWNum6">
      <style:text-properties officeooo:rsid="00d06ad0" officeooo:paragraph-rsid="00d06ad0"/>
    </style:style>
    <style:style style:name="P59" style:family="paragraph" style:parent-style-name="Normal1" style:list-style-name="WWNum6">
      <style:text-properties officeooo:rsid="00d6d52d" officeooo:paragraph-rsid="00d6d52d"/>
    </style:style>
    <style:style style:name="P60" style:family="paragraph" style:parent-style-name="Normal1" style:list-style-name="WWNum6">
      <style:text-properties officeooo:rsid="00d96671" officeooo:paragraph-rsid="00d96671"/>
    </style:style>
    <style:style style:name="P61" style:family="paragraph" style:parent-style-name="Normal1" style:list-style-name="L1">
      <style:paragraph-properties fo:line-height="150%"/>
      <style:text-properties style:font-name="Arial" fo:font-size="12pt" officeooo:paragraph-rsid="0104719a" style:font-name-asian="Times New Roman" style:font-size-asian="12pt" style:font-name-complex="Times New Roman" style:font-size-complex="12pt"/>
    </style:style>
    <style:style style:name="P62" style:family="paragraph" style:parent-style-name="Normal1" style:list-style-name="WWNum6">
      <style:paragraph-properties fo:margin-top="0cm" fo:margin-bottom="0cm" loext:contextual-spacing="true"/>
      <style:text-properties officeooo:paragraph-rsid="00cca6fd"/>
    </style:style>
    <style:style style:name="P63" style:family="paragraph" style:parent-style-name="Normal1" style:list-style-name="WWNum6">
      <style:paragraph-properties fo:margin-top="0cm" fo:margin-bottom="0cm" loext:contextual-spacing="true"/>
      <style:text-properties officeooo:paragraph-rsid="00ce1ef0"/>
    </style:style>
    <style:style style:name="P64" style:family="paragraph" style:parent-style-name="Normal1" style:list-style-name="WWNum6">
      <style:paragraph-properties fo:margin-top="0cm" fo:margin-bottom="0cm" loext:contextual-spacing="true"/>
      <style:text-properties officeooo:paragraph-rsid="00ce9fe9"/>
    </style:style>
    <style:style style:name="P65" style:family="paragraph" style:parent-style-name="Normal1" style:list-style-name="WWNum6">
      <style:paragraph-properties fo:margin-top="0cm" fo:margin-bottom="0cm" loext:contextual-spacing="true"/>
      <style:text-properties style:font-name="Ubuntu Mono" style:text-underline-style="none" officeooo:rsid="00cca6fd" officeooo:paragraph-rsid="00cca6fd"/>
    </style:style>
    <style:style style:name="P66" style:family="paragraph" style:parent-style-name="Normal1" style:list-style-name="WWNum6">
      <style:paragraph-properties fo:margin-top="0cm" fo:margin-bottom="0cm" loext:contextual-spacing="true"/>
      <style:text-properties style:font-name="Ubuntu Mono" style:text-underline-style="none" fo:font-weight="normal" officeooo:rsid="0089a1d2" officeooo:paragraph-rsid="00ce1ef0" style:font-weight-asian="normal" style:font-weight-complex="normal"/>
    </style:style>
    <style:style style:name="P67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8aca34" officeooo:paragraph-rsid="00ce1ef0"/>
    </style:style>
    <style:style style:name="P68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8c8b0d" officeooo:paragraph-rsid="00ce9fe9"/>
    </style:style>
    <style:style style:name="P69" style:family="paragraph" style:parent-style-name="Normal1" style:list-style-name="WWNum6">
      <style:paragraph-properties fo:margin-top="0cm" fo:margin-bottom="0cm" loext:contextual-spacing="true"/>
      <style:text-properties style:font-name="Ubuntu Mono" officeooo:paragraph-rsid="00ce9fe9"/>
    </style:style>
    <style:style style:name="P70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5e40ad" officeooo:paragraph-rsid="00ce9fe9"/>
    </style:style>
    <style:style style:name="P71" style:family="paragraph" style:parent-style-name="Normal1" style:list-style-name="WWNum6">
      <style:paragraph-properties fo:margin-top="0cm" fo:margin-bottom="0cm" loext:contextual-spacing="true" fo:text-align="start" style:justify-single-word="false"/>
      <style:text-properties officeooo:paragraph-rsid="00ce1ef0"/>
    </style:style>
    <style:style style:name="T1" style:family="text">
      <style:text-properties fo:color="#0000ff" style:font-name="Ubuntu Mono" fo:font-size="12pt" style:text-underline-style="none" style:font-size-asian="12pt" style:font-size-complex="12pt"/>
    </style:style>
    <style:style style:name="T2" style:family="text">
      <style:text-properties fo:color="#0000ff" style:font-name="Ubuntu Mono" fo:font-size="12pt" style:text-underline-style="none" fo:font-weight="bold" officeooo:rsid="004ea954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0baa" style:font-weight-asian="bold" style:font-weight-complex="bold"/>
    </style:style>
    <style:style style:name="T5" style:family="text">
      <style:text-properties fo:font-weight="bold" officeooo:rsid="005fd1ee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IN" style:font-name-asian="Times New Roman" style:language-asian="en" style:country-asian="IN" style:font-name-complex="Times New Roman"/>
    </style:style>
    <style:style style:name="T7" style:family="text">
      <style:text-properties fo:language="en" fo:country="IN" fo:font-weight="bold" style:font-name-asian="Times New Roman" style:language-asian="en" style:country-asian="IN" style:font-weight-asian="bold" style:font-name-complex="Times New Roman" style:font-weight-complex="bold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officeooo:rsid="001d80f2" style:font-name-asian="Times New Roman" style:font-name-complex="Times New Roman"/>
    </style:style>
    <style:style style:name="T10" style:family="text">
      <style:text-properties officeooo:rsid="001d0221" style:font-name-asian="Times New Roman" style:font-name-complex="Times New Roman"/>
    </style:style>
    <style:style style:name="T11" style:family="text">
      <style:text-properties officeooo:rsid="001f41af" style:font-name-asian="Times New Roman" style:font-name-complex="Times New Roman"/>
    </style:style>
    <style:style style:name="T12" style:family="text">
      <style:text-properties officeooo:rsid="005fd1ee" style:font-name-asian="Times New Roman" style:font-name-complex="Times New Roman"/>
    </style:style>
    <style:style style:name="T13" style:family="text">
      <style:text-properties officeooo:rsid="0061fd03" style:font-name-asian="Times New Roman" style:font-name-complex="Times New Roman"/>
    </style:style>
    <style:style style:name="T14" style:family="text">
      <style:text-properties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5" style:family="text">
      <style:text-properties style:font-name="Ubuntu Mono" fo:font-size="12pt" style:text-underline-style="none" fo:font-weight="bold" officeooo:rsid="005a7323" style:font-size-asian="12pt" style:font-weight-asian="bold" style:font-size-complex="12pt" style:font-weight-complex="bold"/>
    </style:style>
    <style:style style:name="T16" style:family="text">
      <style:text-properties style:font-name="Ubuntu Mono" fo:font-size="12pt" style:text-underline-style="none" fo:font-weight="bold" officeooo:rsid="0029c6b8" style:font-size-asian="12pt" style:font-weight-asian="bold" style:font-size-complex="12pt" style:font-weight-complex="bold"/>
    </style:style>
    <style:style style:name="T17" style:family="text">
      <style:text-properties style:font-name="Ubuntu Mono" fo:font-size="12pt" style:text-underline-style="none" fo:font-weight="bold" officeooo:rsid="00563494" style:font-size-asian="12pt" style:font-weight-asian="bold" style:font-size-complex="12pt" style:font-weight-complex="bold"/>
    </style:style>
    <style:style style:name="T18" style:family="text">
      <style:text-properties style:font-name="Ubuntu Mono" fo:font-size="12pt" style:text-underline-style="none" fo:font-weight="bold" officeooo:rsid="00287939" style:font-size-asian="12pt" style:font-weight-asian="bold" style:font-size-complex="12pt" style:font-weight-complex="bold"/>
    </style:style>
    <style:style style:name="T19" style:family="text">
      <style:text-properties style:font-name="Ubuntu Mono" fo:font-size="12pt" style:text-underline-style="none" fo:font-weight="bold" officeooo:rsid="002bba3b" style:font-size-asian="12pt" style:font-weight-asian="bold" style:font-size-complex="12pt" style:font-weight-complex="bold"/>
    </style:style>
    <style:style style:name="T20" style:family="text">
      <style:text-properties style:font-name="Ubuntu Mono" fo:font-size="12pt" style:text-underline-style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Ubuntu Mono" fo:font-size="12pt" style:text-underline-style="none" fo:font-weight="bold" officeooo:rsid="00563494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Ubuntu Mono" fo:font-size="12pt" style:text-underline-style="none" fo:font-weight="bold" officeooo:rsid="0059292c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Ubuntu Mono" fo:font-size="12pt" style:text-underline-style="none" fo:font-weight="bold" officeooo:rsid="00ea1c1f" style:font-name-asian="Times New Roman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Ubuntu Mono" fo:font-size="12pt" style:text-underline-style="none" fo:font-weight="bold" officeooo:rsid="00f86a8d" style:font-name-asian="Times New Roman" style:font-size-asian="12pt" style:font-weight-asian="bold" style:font-name-complex="Times New Roman" style:font-size-complex="12pt" style:font-weight-complex="bold"/>
    </style:style>
    <style:style style:name="T25" style:family="text">
      <style:text-properties style:font-name="Ubuntu Mono" fo:font-size="12pt" style:text-underline-style="none" officeooo:rsid="005a7323" style:font-size-asian="12pt" style:font-size-complex="12pt"/>
    </style:style>
    <style:style style:name="T26" style:family="text">
      <style:text-properties style:font-name="Ubuntu Mono" fo:font-size="12pt" style:text-underline-style="none" officeooo:rsid="0029c6b8" style:font-size-asian="12pt" style:font-size-complex="12pt"/>
    </style:style>
    <style:style style:name="T27" style:family="text">
      <style:text-properties style:font-name="Ubuntu Mono" fo:font-size="12pt" style:text-underline-style="none" officeooo:rsid="005c6e71" style:font-size-asian="12pt" style:font-size-complex="12pt"/>
    </style:style>
    <style:style style:name="T28" style:family="text">
      <style:text-properties style:font-name="Ubuntu Mono" fo:font-size="12pt" style:text-underline-style="none" officeooo:rsid="00563494" style:font-size-asian="12pt" style:font-size-complex="12pt"/>
    </style:style>
    <style:style style:name="T29" style:family="text">
      <style:text-properties style:font-name="Ubuntu Mono" fo:font-size="12pt" style:text-underline-style="none" officeooo:rsid="00c6ab01" style:font-size-asian="12pt" style:font-size-complex="12pt"/>
    </style:style>
    <style:style style:name="T30" style:family="text">
      <style:text-properties style:font-name="Ubuntu Mono" fo:font-size="12pt" style:text-underline-style="none" officeooo:rsid="00287939" style:font-size-asian="12pt" style:font-size-complex="12pt"/>
    </style:style>
    <style:style style:name="T31" style:family="text">
      <style:text-properties style:font-name="Ubuntu Mono" fo:font-size="12pt" style:text-underline-style="none" officeooo:rsid="002bba3b" style:font-size-asian="12pt" style:font-size-complex="12pt"/>
    </style:style>
    <style:style style:name="T32" style:family="text">
      <style:text-properties style:font-name="Ubuntu Mono" fo:font-size="12pt" style:text-underline-style="none" style:font-name-asian="Times New Roman" style:font-size-asian="12pt" style:font-name-complex="Times New Roman" style:font-size-complex="12pt"/>
    </style:style>
    <style:style style:name="T33" style:family="text">
      <style:text-properties style:font-name="Ubuntu Mono" fo:font-size="12pt" style:text-underline-style="none" officeooo:rsid="0059292c" style:font-name-asian="Times New Roman" style:font-size-asian="12pt" style:font-name-complex="Times New Roman" style:font-size-complex="12pt"/>
    </style:style>
    <style:style style:name="T34" style:family="text">
      <style:text-properties style:font-name="Ubuntu Mono" fo:font-size="12pt" style:text-underline-style="none" officeooo:rsid="00563494" style:font-name-asian="Times New Roman" style:font-size-asian="12pt" style:font-name-complex="Times New Roman" style:font-size-complex="12pt"/>
    </style:style>
    <style:style style:name="T35" style:family="text">
      <style:text-properties style:font-name="Ubuntu Mono" fo:font-size="12pt" style:text-underline-style="none" officeooo:rsid="0026e9bb" style:font-name-asian="Times New Roman" style:font-size-asian="12pt" style:font-name-complex="Times New Roman" style:font-size-complex="12pt"/>
    </style:style>
    <style:style style:name="T36" style:family="text">
      <style:text-properties style:font-name="Ubuntu Mono" fo:font-size="12pt" style:text-underline-style="none" officeooo:rsid="00eb8aae" style:font-name-asian="Times New Roman" style:font-size-asian="12pt" style:font-name-complex="Times New Roman" style:font-size-complex="12pt"/>
    </style:style>
    <style:style style:name="T37" style:family="text">
      <style:text-properties style:font-name="Ubuntu Mono" fo:font-size="12pt" style:text-underline-style="none" officeooo:rsid="00f004c8" style:font-name-asian="Times New Roman" style:font-size-asian="12pt" style:font-name-complex="Times New Roman" style:font-size-complex="12pt"/>
    </style:style>
    <style:style style:name="T38" style:family="text">
      <style:text-properties style:font-name="Ubuntu Mono" fo:font-size="12pt" style:text-underline-style="none" officeooo:rsid="00f2e50f" style:font-name-asian="Times New Roman" style:font-size-asian="12pt" style:font-name-complex="Times New Roman" style:font-size-complex="12pt"/>
    </style:style>
    <style:style style:name="T39" style:family="text">
      <style:text-properties style:font-name="Ubuntu Mono" fo:font-size="12pt" style:text-underline-style="none" officeooo:rsid="00f86a8d" style:font-name-asian="Times New Roman" style:font-size-asian="12pt" style:font-name-complex="Times New Roman" style:font-size-complex="12pt"/>
    </style:style>
    <style:style style:name="T40" style:family="text">
      <style:text-properties style:font-name="Ubuntu Mono" fo:font-size="12pt" style:text-underline-style="none" fo:font-weight="normal" officeooo:rsid="00f86a8d" style:font-name-asian="Times New Roman" style:font-size-asian="12pt" style:font-weight-asian="normal" style:font-name-complex="Times New Roman" style:font-size-complex="12pt" style:font-weight-complex="normal"/>
    </style:style>
    <style:style style:name="T41" style:family="text">
      <style:text-properties style:font-name="Ubuntu Mono" fo:font-size="12pt" style:text-underline-style="none" fo:font-weight="normal" officeooo:rsid="00f2e50f" style:font-name-asian="Times New Roman" style:font-size-asian="12pt" style:font-weight-asian="normal" style:font-name-complex="Times New Roman" style:font-size-complex="12pt" style:font-weight-complex="normal"/>
    </style:style>
    <style:style style:name="T42" style:family="text">
      <style:text-properties style:font-name="Ubuntu Mono" fo:font-size="12pt" style:text-underline-style="none" fo:font-weight="normal" officeooo:rsid="00f004c8" style:font-name-asian="Times New Roman" style:font-size-asian="12pt" style:font-weight-asian="normal" style:font-name-complex="Times New Roman" style:font-size-complex="12pt" style:font-weight-complex="normal"/>
    </style:style>
    <style:style style:name="T43" style:family="text">
      <style:text-properties style:font-name="Ubuntu Mono" fo:font-size="12pt" style:text-underline-style="none" fo:font-weight="normal" officeooo:rsid="00fd7a3d" style:font-name-asian="Times New Roman" style:font-size-asian="12pt" style:font-weight-asian="normal" style:font-name-complex="Times New Roman" style:font-size-complex="12pt" style:font-weight-complex="normal"/>
    </style:style>
    <style:style style:name="T44" style:family="text">
      <style:text-properties style:font-name="Ubuntu Mono" fo:font-size="12pt" style:text-underline-style="none" fo:font-weight="normal" officeooo:rsid="00fd7a3d" style:font-size-asian="12pt" style:font-weight-asian="normal" style:font-size-complex="12pt" style:font-weight-complex="normal"/>
    </style:style>
    <style:style style:name="T45" style:family="text">
      <style:text-properties style:font-name="Ubuntu Mono" fo:font-size="12pt" style:font-size-asian="12pt" style:font-size-complex="12pt"/>
    </style:style>
    <style:style style:name="T46" style:family="text">
      <style:text-properties style:font-name="Ubuntu Mono" fo:font-size="12pt" style:font-name-asian="Times New Roman" style:font-size-asian="12pt" style:font-name-complex="Times New Roman" style:font-size-complex="12pt"/>
    </style:style>
    <style:style style:name="T47" style:family="text">
      <style:text-properties style:font-name="Ubuntu Mono" fo:font-size="12pt" officeooo:rsid="0059292c" style:font-name-asian="Times New Roman" style:font-size-asian="12pt" style:font-name-complex="Times New Roman" style:font-size-complex="12pt"/>
    </style:style>
    <style:style style:name="T48" style:family="text">
      <style:text-properties style:font-name="Ubuntu Mono" fo:font-size="12pt" officeooo:rsid="00f004c8" style:font-name-asian="Times New Roman" style:font-size-asian="12pt" style:font-name-complex="Times New Roman" style:font-size-complex="12pt"/>
    </style:style>
    <style:style style:name="T49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50" style:family="text">
      <style:text-properties style:font-name="Ubuntu Mono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51" style:family="text">
      <style:text-properties style:font-name="Ubuntu Mono" fo:font-size="12pt" fo:font-weight="bold" officeooo:rsid="0059292c" style:font-name-asian="Times New Roman" style:font-size-asian="12pt" style:font-weight-asian="bold" style:font-name-complex="Times New Roman" style:font-size-complex="12pt" style:font-weight-complex="bold"/>
    </style:style>
    <style:style style:name="T52" style:family="text">
      <style:text-properties style:font-name="Ubuntu Mono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53" style:family="text">
      <style:text-properties style:font-name="Ubuntu Mono" fo:font-size="12pt" fo:font-style="normal" style:text-underline-style="none" officeooo:rsid="00563494" style:font-size-asian="12pt" style:font-style-asian="normal" style:font-size-complex="12pt" style:font-style-complex="normal"/>
    </style:style>
    <style:style style:name="T54" style:family="text">
      <style:text-properties style:font-name="Ubuntu Mono" fo:font-size="12pt" fo:font-style="normal" style:text-underline-style="none" officeooo:rsid="00c6ab01" style:font-size-asian="12pt" style:font-style-asian="normal" style:font-size-complex="12pt" style:font-style-complex="normal"/>
    </style:style>
    <style:style style:name="T55" style:family="text">
      <style:text-properties style:font-name="Ubuntu Mono" fo:font-size="12pt" style:text-underline-style="solid" style:text-underline-width="auto" style:text-underline-color="font-color" fo:font-weight="normal" officeooo:rsid="00fd7a3d" style:font-name-asian="Times New Roman" style:font-size-asian="12pt" style:font-weight-asian="normal" style:font-name-complex="Times New Roman" style:font-size-complex="12pt" style:font-weight-complex="normal"/>
    </style:style>
    <style:style style:name="T56" style:family="text">
      <style:text-properties style:font-name="Ubuntu Mono" fo:font-size="12pt" style:text-underline-style="solid" style:text-underline-width="auto" style:text-underline-color="font-color" fo:font-weight="normal" officeooo:rsid="00fd7a3d" style:font-size-asian="12pt" style:font-weight-asian="normal" style:font-size-complex="12pt" style:font-weight-complex="normal"/>
    </style:style>
    <style:style style:name="T57" style:family="text">
      <style:text-properties style:font-name="Ubuntu Mono" style:text-underline-style="none" officeooo:rsid="005e40ad"/>
    </style:style>
    <style:style style:name="T58" style:family="text">
      <style:text-properties style:font-name="Ubuntu Mono" style:text-underline-style="none" fo:font-weight="bold" officeooo:rsid="005e40ad" style:font-weight-asian="bold" style:font-weight-complex="bold"/>
    </style:style>
    <style:style style:name="T59" style:family="text">
      <style:text-properties style:font-name="Ubuntu Mono" style:text-underline-style="none" fo:font-weight="bold" officeooo:rsid="00a75969" style:font-weight-asian="bold" style:font-weight-complex="bold"/>
    </style:style>
    <style:style style:name="T60" style:family="text">
      <style:text-properties style:font-name="Ubuntu Mono" style:text-underline-style="none" fo:font-weight="bold" officeooo:rsid="00a4f9ae" style:font-weight-asian="bold" style:font-weight-complex="bold"/>
    </style:style>
    <style:style style:name="T61" style:family="text">
      <style:text-properties style:font-name="Ubuntu Mono" style:text-underline-style="none" fo:font-weight="bold" officeooo:rsid="00a43455" style:font-weight-asian="bold" style:font-weight-complex="bold"/>
    </style:style>
    <style:style style:name="T62" style:family="text">
      <style:text-properties style:font-name="Ubuntu Mono" style:text-underline-style="none" fo:font-weight="bold" officeooo:rsid="00880c7a" style:font-weight-asian="bold" style:font-weight-complex="bold"/>
    </style:style>
    <style:style style:name="T63" style:family="text">
      <style:text-properties style:font-name="Ubuntu Mono" style:text-underline-style="none" fo:font-weight="bold" officeooo:rsid="0089a1d2" style:font-weight-asian="bold" style:font-weight-complex="bold"/>
    </style:style>
    <style:style style:name="T64" style:family="text">
      <style:text-properties style:font-name="Ubuntu Mono" style:text-underline-style="none" fo:font-weight="bold" officeooo:rsid="008aca34" style:font-weight-asian="bold" style:font-weight-complex="bold"/>
    </style:style>
    <style:style style:name="T65" style:family="text">
      <style:text-properties style:font-name="Ubuntu Mono" style:text-underline-style="none" fo:font-weight="bold" officeooo:rsid="008c8b0d" style:font-weight-asian="bold" style:font-weight-complex="bold"/>
    </style:style>
    <style:style style:name="T66" style:family="text">
      <style:text-properties style:font-name="Ubuntu Mono" style:text-underline-style="none" fo:font-weight="bold" officeooo:rsid="0085caab" style:font-weight-asian="bold" style:font-weight-complex="bold"/>
    </style:style>
    <style:style style:name="T67" style:family="text">
      <style:text-properties style:font-name="Ubuntu Mono" style:text-underline-style="none" fo:font-weight="bold" officeooo:rsid="00e3f569" style:font-weight-asian="bold" style:font-weight-complex="bold"/>
    </style:style>
    <style:style style:name="T68" style:family="text">
      <style:text-properties style:font-name="Ubuntu Mono" style:text-underline-style="none" officeooo:rsid="00a43455"/>
    </style:style>
    <style:style style:name="T69" style:family="text">
      <style:text-properties style:font-name="Ubuntu Mono" style:text-underline-style="none" officeooo:rsid="00880c7a"/>
    </style:style>
    <style:style style:name="T70" style:family="text">
      <style:text-properties style:font-name="Ubuntu Mono" style:text-underline-style="none" fo:font-weight="normal" officeooo:rsid="0089a1d2" style:font-weight-asian="normal" style:font-weight-complex="normal"/>
    </style:style>
    <style:style style:name="T71" style:family="text">
      <style:text-properties style:font-name="Ubuntu Mono" style:text-underline-style="none" fo:font-weight="normal" officeooo:rsid="005e40ad" style:font-weight-asian="normal" style:font-weight-complex="normal"/>
    </style:style>
    <style:style style:name="T72" style:family="text">
      <style:text-properties style:font-name="Ubuntu Mono" style:text-underline-style="none" officeooo:rsid="0089a1d2"/>
    </style:style>
    <style:style style:name="T73" style:family="text">
      <style:text-properties style:font-name="Ubuntu Mono" style:text-underline-style="none" officeooo:rsid="008aca34"/>
    </style:style>
    <style:style style:name="T74" style:family="text">
      <style:text-properties style:font-name="Ubuntu Mono" style:text-underline-style="none" officeooo:rsid="00a554c3"/>
    </style:style>
    <style:style style:name="T75" style:family="text">
      <style:text-properties style:font-name="Ubuntu Mono" style:text-underline-style="none" officeooo:rsid="008c8b0d"/>
    </style:style>
    <style:style style:name="T76" style:family="text">
      <style:text-properties style:font-name="Ubuntu Mono" style:text-underline-style="none" officeooo:rsid="0085caab"/>
    </style:style>
    <style:style style:name="T77" style:family="text">
      <style:text-properties style:font-name="Ubuntu Mono" style:text-underline-style="none" officeooo:rsid="00db1b3a"/>
    </style:style>
    <style:style style:name="T78" style:family="text">
      <style:text-properties style:font-name="Ubuntu Mono" officeooo:rsid="00880c7a"/>
    </style:style>
    <style:style style:name="T79" style:family="text">
      <style:text-properties style:font-name="Ubuntu Mono" fo:font-style="normal" style:text-underline-style="none" fo:font-weight="normal" officeooo:rsid="0089a1d2" style:font-style-asian="normal" style:font-weight-asian="normal" style:font-style-complex="normal" style:font-weight-complex="normal"/>
    </style:style>
    <style:style style:name="T80" style:family="text">
      <style:text-properties style:font-name="Ubuntu Mono" fo:font-size="10pt" style:text-underline-style="none" officeooo:rsid="0029c6b8" style:font-size-asian="10pt" style:font-size-complex="10pt"/>
    </style:style>
    <style:style style:name="T81" style:family="text">
      <style:text-properties style:font-name="Ubuntu Mono" fo:font-size="10pt" style:text-underline-style="none" officeooo:rsid="00cca6fd" style:font-size-asian="10pt" style:font-size-complex="10pt"/>
    </style:style>
    <style:style style:name="T82" style:family="text">
      <style:text-properties style:font-name="Ubuntu Mono" fo:font-size="10pt" style:text-underline-style="none" officeooo:rsid="00ce9fe9" style:font-size-asian="10pt" style:font-size-complex="10pt"/>
    </style:style>
    <style:style style:name="T83" style:family="text">
      <style:text-properties style:font-name="Ubuntu Mono" fo:font-size="10pt" style:text-underline-style="none" officeooo:rsid="00cf9869" style:font-size-asian="10pt" style:font-size-complex="10pt"/>
    </style:style>
    <style:style style:name="T84" style:family="text">
      <style:text-properties style:font-name="Ubuntu Mono" fo:font-size="10pt" style:text-underline-style="none" officeooo:rsid="00d25d26" style:font-size-asian="10pt" style:font-size-complex="10pt"/>
    </style:style>
    <style:style style:name="T85" style:family="text">
      <style:text-properties style:font-name="Ubuntu Mono" fo:font-size="10pt" style:text-underline-style="none" fo:font-weight="normal" officeooo:rsid="00ce1ef0" style:font-size-asian="10pt" style:font-weight-asian="normal" style:font-size-complex="10pt" style:font-weight-complex="normal"/>
    </style:style>
    <style:style style:name="T86" style:family="text">
      <style:text-properties style:font-name="Ubuntu Mono" fo:font-size="10pt" style:text-underline-style="none" fo:font-weight="normal" officeooo:rsid="00ce9fe9" style:font-size-asian="10pt" style:font-weight-asian="normal" style:font-size-complex="10pt" style:font-weight-complex="normal"/>
    </style:style>
    <style:style style:name="T87" style:family="text">
      <style:text-properties style:font-name="Ubuntu Mono" fo:font-size="10pt" style:text-underline-style="none" style:font-name-asian="Times New Roman" style:font-size-asian="10pt" style:font-name-complex="Times New Roman" style:font-size-complex="10pt"/>
    </style:style>
    <style:style style:name="T88" style:family="text">
      <style:text-properties style:font-name="Ubuntu Mono" fo:font-size="10pt" style:text-underline-style="none" officeooo:rsid="00d25d26" style:font-name-asian="Times New Roman" style:font-size-asian="10pt" style:font-name-complex="Times New Roman" style:font-size-complex="10pt"/>
    </style:style>
    <style:style style:name="T89" style:family="text">
      <style:text-properties style:font-name="Ubuntu Mono" fo:font-size="10pt" style:text-underline-style="none" officeooo:rsid="00d28e44" style:font-name-asian="Times New Roman" style:font-size-asian="10pt" style:font-name-complex="Times New Roman" style:font-size-complex="10pt"/>
    </style:style>
    <style:style style:name="T90" style:family="text">
      <style:text-properties style:font-name="Ubuntu Mono" fo:font-size="10pt" style:text-underline-style="none" officeooo:rsid="00d48dae" style:font-name-asian="Times New Roman" style:font-size-asian="10pt" style:font-name-complex="Times New Roman" style:font-size-complex="10pt"/>
    </style:style>
    <style:style style:name="T91" style:family="text">
      <style:text-properties style:font-name="Ubuntu Mono" fo:font-size="10pt" style:text-underline-style="none" officeooo:rsid="00d6d52d" style:font-name-asian="Times New Roman" style:font-size-asian="10pt" style:font-name-complex="Times New Roman" style:font-size-complex="10pt"/>
    </style:style>
    <style:style style:name="T92" style:family="text">
      <style:text-properties style:font-name="Ubuntu Mono" fo:font-size="10pt" style:text-underline-style="none" officeooo:rsid="00d7f57a" style:font-name-asian="Times New Roman" style:font-size-asian="10pt" style:font-name-complex="Times New Roman" style:font-size-complex="10pt"/>
    </style:style>
    <style:style style:name="T93" style:family="text">
      <style:text-properties style:font-name="Ubuntu Mono" fo:font-size="10pt" style:text-underline-style="none" officeooo:rsid="00563494" style:font-name-asian="Times New Roman" style:font-size-asian="10pt" style:font-name-complex="Times New Roman" style:font-size-complex="10pt"/>
    </style:style>
    <style:style style:name="T94" style:family="text">
      <style:text-properties style:font-name="Ubuntu Mono" fo:font-size="10pt" fo:font-style="normal" style:text-underline-style="none" fo:font-weight="normal" officeooo:rsid="00ce1ef0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Ubuntu Mono" fo:font-size="10pt" fo:font-style="normal" style:text-underline-style="none" officeooo:rsid="00c6ab01" style:font-size-asian="10pt" style:font-style-asian="normal" style:font-size-complex="10pt" style:font-style-complex="normal"/>
    </style:style>
    <style:style style:name="T96" style:family="text">
      <style:text-properties style:font-name="Ubuntu Mono" fo:font-size="10pt" fo:font-style="normal" style:text-underline-style="none" officeooo:rsid="00d06ad0" style:font-size-asian="10pt" style:font-style-asian="normal" style:font-size-complex="10pt" style:font-style-complex="normal"/>
    </style:style>
    <style:style style:name="T97" style:family="text">
      <style:text-properties style:font-name="Ubuntu Mono" fo:font-size="10pt" fo:font-style="normal" style:text-underline-style="none" style:font-name-asian="Times New Roman" style:font-size-asian="10pt" style:font-style-asian="normal" style:font-name-complex="Times New Roman" style:font-size-complex="10pt" style:font-style-complex="normal"/>
    </style:style>
    <style:style style:name="T98" style:family="text">
      <style:text-properties style:font-name="Ubuntu Mono" fo:font-size="10pt" fo:font-style="normal" style:text-underline-style="none" officeooo:rsid="00d800ee" style:font-name-asian="Times New Roman" style:font-size-asian="10pt" style:font-style-asian="normal" style:font-name-complex="Times New Roman" style:font-size-complex="10pt" style:font-style-complex="normal"/>
    </style:style>
    <style:style style:name="T99" style:family="text">
      <style:text-properties style:font-name="Ubuntu Mono" fo:font-size="10pt" fo:font-style="normal" style:text-underline-style="none" officeooo:rsid="00d96671" style:font-name-asian="Times New Roman" style:font-size-asian="10pt" style:font-style-asian="normal" style:font-name-complex="Times New Roman" style:font-size-complex="10pt" style:font-style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style:font-name="Ubuntu Mono1" fo:font-size="12pt" style:text-underline-style="none" style:font-name-asian="Times New Roman1" style:font-size-asian="12pt" style:font-name-complex="Ubuntu Mono1" style:font-size-complex="12pt"/>
    </style:style>
    <style:style style:name="T102" style:family="text">
      <style:text-properties style:font-name="Ubuntu Mono1" fo:font-size="12pt" style:text-underline-style="none" officeooo:rsid="01030c02" style:font-name-asian="Times New Roman1" style:font-size-asian="12pt" style:font-name-complex="Ubuntu Mono1" style:font-size-complex="12pt"/>
    </style:style>
    <style:style style:name="T103" style:family="text">
      <style:text-properties style:font-name="Ubuntu Mono1" fo:font-size="12pt" style:text-underline-style="none" officeooo:rsid="0104719a" style:font-name-asian="Times New Roman1" style:font-size-asian="12pt" style:font-name-complex="Ubuntu Mono1" style:font-size-complex="12pt"/>
    </style:style>
    <style:style style:name="T104" style:family="text">
      <style:text-properties style:font-name="Ubuntu Mono1" fo:font-size="12pt" style:text-underline-style="none" fo:font-weight="bold" style:font-name-asian="Times New Roman1" style:font-size-asian="12pt" style:font-weight-asian="bold" style:font-name-complex="Ubuntu Mono1" style:font-size-complex="12pt" style:font-weight-complex="bold"/>
    </style:style>
    <style:style style:name="T105" style:family="text">
      <style:text-properties style:font-name="Ubuntu Mono1" fo:font-size="12pt" style:text-underline-style="none" fo:font-weight="normal" officeooo:rsid="01030c02" style:font-name-asian="Times New Roman1" style:font-size-asian="12pt" style:font-weight-asian="normal" style:font-name-complex="Ubuntu Mono1" style:font-size-complex="12pt" style:font-weight-complex="normal"/>
    </style:style>
    <style:style style:name="T106" style:family="text">
      <style:text-properties style:font-name="Ubuntu Mono1" fo:font-size="12pt" style:text-underline-style="none" fo:font-weight="normal" officeooo:rsid="0104719a" style:font-name-asian="Times New Roman1" style:font-size-asian="12pt" style:font-weight-asian="normal" style:font-name-complex="Ubuntu Mono1" style:font-size-complex="12pt" style:font-weight-complex="normal"/>
    </style:style>
    <style:style style:name="T107" style:family="text">
      <style:text-properties style:font-name="Ubuntu Mono1" fo:font-size="10pt" style:text-underline-style="none" fo:font-weight="normal" officeooo:rsid="0104719a" style:font-name-asian="Times New Roman1" style:font-size-asian="10pt" style:font-weight-asian="normal" style:font-name-complex="Ubuntu Mono1" style:font-size-complex="10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background-color="#000000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INOY T V</text:p>
      <text:p text:style-name="P8"/>
      <text:p text:style-name="P9">Thottekkatte (H), Puranattukara P O, Thrissur, Kerala, 680551, India</text:p>
      <text:p text:style-name="P1"><text:span text:style-name="T45"><draw:frame draw:style-name="fr2" draw:name="Picture" text:anchor-type="as-char" svg:y="-0.452cm" svg:width="0.293cm" svg:height="0.499cm" draw:z-index="0"><draw:image xlink:href="Pictures/100002010000004B00000080B5A7E08B.png" xlink:type="simple" xlink:show="embed" xlink:actuate="onLoad"/></draw:frame></text:span><text:span text:style-name="T45"> </text:span><text:span text:style-name="T49">8943045653</text:span><text:span text:style-name="T45"> <text:s text:c="2"/></text:span><text:span text:style-name="T45"><draw:frame draw:style-name="fr3" draw:name="Image1" text:anchor-type="as-char" svg:y="-0.49cm" svg:width="0.681cm" svg:height="0.681cm" draw:z-index="1"><draw:image xlink:href="Pictures/100002010000008000000080BDDB734F.png" xlink:type="simple" xlink:show="embed" xlink:actuate="onLoad"/></draw:frame></text:span><text:span text:style-name="T45"> </text:span><text:a xlink:type="simple" xlink:href="mailto:binoytv9@gmail.com" text:style-name="Internet_20_link" text:visited-style-name="Visited_20_Internet_20_Link"><text:span text:style-name="Internet_20_link"><text:span text:style-name="T14">binoytv9@gmail.com</text:span></text:span></text:a></text:p>
      <text:p text:style-name="P2"><text:span text:style-name="T1"><draw:frame draw:style-name="fr4" draw:name="Image2" text:anchor-type="as-char" svg:y="-0.474cm" svg:width="0.681cm" svg:height="0.681cm" draw:z-index="4"><draw:image xlink:href="Pictures/1000020100000080000000800D04E91C.png" xlink:type="simple" xlink:show="embed" xlink:actuate="onLoad"/></draw:frame></text:span><text:a xlink:type="simple" xlink:href="https://github.com/binoytv9/" text:style-name="Internet_20_link" text:visited-style-name="Visited_20_Internet_20_Link"><text:span text:style-name="T2">https://github.com/binoytv9</text:span></text:a></text:p>
      <text:p text:style-name="P16"/>
      <text:p text:style-name="P17"><draw:frame draw:style-name="fr1" draw:name="Frame1" text:anchor-type="char" svg:x="-2cm" svg:y="-0.25cm" svg:width="18.921cm" svg:height="0.69cm" draw:z-index="5"><draw:text-box><text:p text:style-name="P21"><text:s/>SUMMARY</text:p></draw:text-box></draw:frame></text:p>
      <text:p text:style-name="P18"><text:span text:style-name="T3">E</text:span><text:span text:style-name="T4">lectronics Engineer</text:span> passionate about Programming. Currently learning <text:span text:style-name="T3">C</text:span><text:span text:style-name="T100">,</text:span><text:span text:style-name="T3"> Python</text:span>, etc by reading books, writing code and participating in MOOC’s. Looking forward to work with a team of enthusiastic programmers preferably on Linux/Open Source based technologies.</text:p>
      <text:p text:style-name="P14">Education</text:p>
      <text:p text:style-name="P5"><text:span text:style-name="T7"><text:tab/></text:span><text:span text:style-name="T6">Government Engineering College, Palakkad, Kerala</text:span></text:p>
      <text:p text:style-name="P4"><text:tab/>B.Tech in Electronics and Communication Engineering,</text:p>
      <text:p text:style-name="P4"><text:tab/>2010 – 14 Batch</text:p>
      <text:p text:style-name="P4"/>
      <text:p text:style-name="P14">Technical Skills</text:p>
      <text:p text:style-name="P5"><text:span text:style-name="T3"><text:tab/></text:span>Languages<text:tab/>: <text:span text:style-name="T3">C</text:span><text:span text:style-name="T100">,</text:span><text:span text:style-name="T3"> Python</text:span>, Exposure <text:span text:style-name="T8">to </text:span><text:span text:style-name="T9">JavaScript, </text:span><text:span text:style-name="T8">Lisp(Scheme), Haskell</text:span></text:p>
      <text:p text:style-name="P12"/>
      <text:p text:style-name="P6"><text:span text:style-name="T8"><text:tab/></text:span><text:span text:style-name="T12">Operating </text:span></text:p>
      <text:p text:style-name="P6"><text:span text:style-name="T12"><text:tab/>System</text:span><text:span text:style-name="T13">s<text:tab/></text:span><text:span text:style-name="T12">: </text:span><text:span text:style-name="T5">Linux</text:span><text:span text:style-name="T12">, Windows</text:span></text:p>
      <text:p text:style-name="P7"/>
      <text:p text:style-name="P10"><text:span text:style-name="T10"><text:tab/></text:span><text:span text:style-name="T11">Version </text:span></text:p>
      <text:p text:style-name="P13"><text:tab/>control<text:tab/>: <text:span text:style-name="T3">Git</text:span></text:p>
      <text:p text:style-name="P11"/>
      <text:p text:style-name="P15"/>
      <text:p text:style-name="P15"><draw:frame draw:style-name="fr1" draw:name="Frame3" text:anchor-type="char" svg:x="-2cm" svg:y="-0.25cm" svg:width="18.921cm" svg:height="0.69cm" draw:z-index="3"><draw:text-box><text:p text:style-name="P22"><text:s/>ONLINE COURSES</text:p></draw:text-box></draw:frame></text:p>
      <text:list xml:id="list7976240205054881159" text:style-name="L1">
        <text:list-header>
          <text:p text:style-name="P24"/>
        </text:list-header>
        <text:list-item>
          <text:p text:style-name="P26"><text:span text:style-name="T101">Participated in “</text:span><text:span text:style-name="T104">MITx 6.00.1x Introduction To Computer Science and Programming Using Python” from MITx (Edx)</text:span><text:span text:style-name="T101">”. The objective of the course was to teach basic ideas of computer science and software engineering using Python programming language. It was a nice opportunity to learn Python together with some computer science aspects from one of the best universities in the world.</text:span></text:p>
          <text:list>
            <text:list-item>
              <text:p text:style-name="P25"><text:span text:style-name="T105">Certificate: </text:span><text:a xlink:type="simple" xlink:href="http://goo.gl/nirlmA" text:style-name="Internet_20_link" text:visited-style-name="Visited_20_Internet_20_Link"><text:span text:style-name="T107">http://goo.gl/nirlmA</text:span></text:a></text:p>
              <text:p text:style-name="P61"><text:line-break/></text:p>
            </text:list-item>
          </text:list>
        </text:list-item>
      </text:list>
      <text:p text:style-name="P15"><draw:frame draw:style-name="fr1" draw:name="Frame2" text:anchor-type="char" svg:x="-2cm" svg:y="-0.25cm" svg:width="18.921cm" svg:height="0.69cm" draw:z-index="2"><draw:text-box><text:p text:style-name="P19"><text:s/>LEARNING ACTIVITIES</text:p><text:p text:style-name="P20"/></draw:text-box></draw:frame></text:p>
      <text:p text:style-name="P3"/>
      <text:list xml:id="list5162585224504686454" text:style-name="WWNum6">
        <text:list-item>
          <text:p text:style-name="P62"><text:span text:style-name="T68">Implemented simple </text:span><text:span text:style-name="T60">UNIX</text:span><text:span text:style-name="T61"> commands</text:span><text:span text:style-name="T68"> in C</text:span></text:p>
          <text:list>
            <text:list-item>
              <text:p text:style-name="P62"><text:a xlink:type="simple" xlink:href="https://github.com/binoytv9/implementation-of-simple-unix-commands" text:style-name="Internet_20_link" text:visited-style-name="Visited_20_Internet_20_Link"><text:span text:style-name="T81">https://github.com/binoytv9/implementation-of-simple-unix-commands</text:span></text:a></text:p>
              <text:p text:style-name="P65"/>
            </text:list-item>
          </text:list>
        </text:list-item>
        <text:list-item>
          <text:p text:style-name="P71"><text:span text:style-name="T69">Introduction to </text:span><text:span text:style-name="T62">XML</text:span></text:p>
          <text:list>
            <text:list-item>
              <text:p text:style-name="P71"><text:a xlink:type="simple" xlink:href="https://github.com/binoytv9/eXtensible-Markup-Language-intro" text:style-name="Internet_20_link" text:visited-style-name="Visited_20_Internet_20_Link"><text:span text:style-name="T85">https://github.com/binoytv9/eXtensible-Markup-Language-intro</text:span></text:a><text:span text:style-name="T78"><text:line-break/></text:span></text:p>
            </text:list-item>
          </text:list>
        </text:list-item>
        <text:list-item>
          <text:p text:style-name="P63"><text:soft-page-break/><text:span text:style-name="T72">Implemented some examples of “</text:span><text:span text:style-name="T63">The Little Book Of Semaphores</text:span><text:span text:style-name="T72">” by Allen B Downey in C using </text:span><text:span text:style-name="T70">pthread</text:span><text:span text:style-name="T72"> and </text:span><text:span text:style-name="T79">semaphore</text:span></text:p>
          <text:list>
            <text:list-item>
              <text:p text:style-name="P63"><text:a xlink:type="simple" xlink:href="https://github.com/binoytv9/the-little-book-of-semaphores-by-Allen-B-Downey" text:style-name="Internet_20_link" text:visited-style-name="Visited_20_Internet_20_Link"><text:span text:style-name="T94">https://github.com/binoytv9/the-little-book-of-semaphores-by-Allen-B-Downey</text:span></text:a></text:p>
              <text:p text:style-name="P66"/>
            </text:list-item>
          </text:list>
        </text:list-item>
        <text:list-item>
          <text:p text:style-name="P63"><text:span text:style-name="T73">Introduction to </text:span><text:span text:style-name="T74">Linux</text:span><text:span text:style-name="T64"> </text:span><text:span text:style-name="T67">T</text:span><text:span text:style-name="T64">hreads</text:span></text:p>
          <text:list>
            <text:list-item>
              <text:p text:style-name="P63"><text:a xlink:type="simple" xlink:href="https://github.com/binoytv9/linux-threads" text:style-name="Internet_20_link" text:visited-style-name="Visited_20_Internet_20_Link"><text:span text:style-name="T85">https://github.com/binoytv9/linux-threads</text:span></text:a></text:p>
              <text:p text:style-name="P67"/>
            </text:list-item>
          </text:list>
        </text:list-item>
        <text:list-item>
          <text:p text:style-name="P64"><text:span text:style-name="T75">Experiment</text:span><text:span text:style-name="T77">ed</text:span><text:span text:style-name="T75"> with </text:span><text:span text:style-name="T65">ptrace</text:span><text:span text:style-name="T75"> system call</text:span></text:p>
          <text:list>
            <text:list-item>
              <text:p text:style-name="P64"><text:a xlink:type="simple" xlink:href="https://github.com/binoytv9/experimenting-with-ptrace-system-call" text:style-name="Internet_20_link" text:visited-style-name="Visited_20_Internet_20_Link"><text:span text:style-name="T82">https://github.com/binoytv9/experimenting-with-ptrace-system-call</text:span></text:a></text:p>
              <text:p text:style-name="P68"/>
            </text:list-item>
          </text:list>
        </text:list-item>
        <text:list-item>
          <text:p text:style-name="P64"><text:span text:style-name="T76">Unix </text:span><text:span text:style-name="T66">Inter Process Communication</text:span></text:p>
          <text:list>
            <text:list-item>
              <text:p text:style-name="P64"><text:a xlink:type="simple" xlink:href="https://github.com/binoytv9/Unix-Inter-Process-Communication" text:style-name="Internet_20_link" text:visited-style-name="Visited_20_Internet_20_Link"><text:span text:style-name="T86">https://github.com/binoytv9/Unix-Inter-Process-Communication</text:span></text:a></text:p>
              <text:p text:style-name="P69"/>
            </text:list-item>
          </text:list>
        </text:list-item>
        <text:list-item>
          <text:p text:style-name="P64"><text:span text:style-name="T57">A simple </text:span><text:span text:style-name="T58">full duplex chat program</text:span><text:span text:style-name="T57"> using the </text:span><text:span text:style-name="T58">select</text:span><text:span text:style-name="T57"> system call in C</text:span></text:p>
          <text:list>
            <text:list-item>
              <text:p text:style-name="P64"><text:a xlink:type="simple" xlink:href="https://github.com/binoytv9/chat-using-select-system-call" text:style-name="Internet_20_link" text:visited-style-name="Visited_20_Internet_20_Link"><text:span text:style-name="T82">https://github.com/binoytv9/chat-using-select-system-call</text:span></text:a></text:p>
              <text:p text:style-name="P70"/>
            </text:list-item>
          </text:list>
        </text:list-item>
        <text:list-item>
          <text:p text:style-name="P41"><text:span text:style-name="T57">A simple </text:span><text:span text:style-name="T58">half duplex chat program</text:span><text:span text:style-name="T57"> using UDP in C</text:span></text:p>
          <text:list>
            <text:list-item>
              <text:p text:style-name="P41"><text:a xlink:type="simple" xlink:href="https://github.com/binoytv9/simple-udp-chat-program" text:style-name="Internet_20_link" text:visited-style-name="Visited_20_Internet_20_Link"><text:span text:style-name="T83">https://github.com/binoytv9/simple-udp-chat-program</text:span></text:a></text:p>
              <text:p text:style-name="P42"/>
            </text:list-item>
          </text:list>
        </text:list-item>
        <text:list-item>
          <text:p text:style-name="P28"><text:span text:style-name="T57">A simple </text:span><text:span text:style-name="T59">HTTP</text:span><text:span text:style-name="T58"> server</text:span><text:span text:style-name="T57"> in C</text:span></text:p>
          <text:list>
            <text:list-item>
              <text:p text:style-name="P28"><text:a xlink:type="simple" xlink:href="https://github.com/binoytv9/simple-http-server" text:style-name="Internet_20_link" text:visited-style-name="Visited_20_Internet_20_Link"><text:span text:style-name="T83">https://github.com/binoytv9/simple-http-server</text:span></text:a></text:p>
              <text:p text:style-name="P43"/>
            </text:list-item>
          </text:list>
        </text:list-item>
        <text:list-item>
          <text:p text:style-name="P28"><text:span text:style-name="T58">Network Programming basics</text:span><text:span text:style-name="T71">:</text:span><text:span text:style-name="T57">Client-Server communication using UDP and TCP</text:span></text:p>
          <text:list>
            <text:list-item>
              <text:p text:style-name="P28"><text:a xlink:type="simple" xlink:href="https://github.com/binoytv9/Network-Programming" text:style-name="Internet_20_link" text:visited-style-name="Visited_20_Internet_20_Link"><text:span text:style-name="T83">https://github.com/binoytv9/Network-Programming</text:span></text:a></text:p>
              <text:p text:style-name="P44"/>
            </text:list-item>
          </text:list>
        </text:list-item>
        <text:list-item>
          <text:p text:style-name="P28"><text:span text:style-name="T30">Implemented a </text:span><text:span text:style-name="T25">toy </text:span><text:span text:style-name="T15">Unix</text:span><text:span text:style-name="T18"> shell</text:span><text:span text:style-name="T30"> using C and Python</text:span></text:p>
          <text:list>
            <text:list-item>
              <text:p text:style-name="P28"><text:a xlink:type="simple" xlink:href="https://github.com/binoytv9/a-simple-Unix-Shell" text:style-name="Internet_20_link" text:visited-style-name="Visited_20_Internet_20_Link"><text:span text:style-name="T83">https://github.com/binoytv9/a-simple-Unix-Shell</text:span></text:a></text:p>
              <text:p text:style-name="P45"/>
            </text:list-item>
          </text:list>
        </text:list-item>
        <text:list-item>
          <text:p text:style-name="P29"><text:span text:style-name="T26">Read </text:span><text:span text:style-name="T27">parts of the</text:span><text:span text:style-name="T26"> book “</text:span><text:span text:style-name="T16">The Linux Programming Interface</text:span><text:span text:style-name="T26">” by Michael Kerrisk and worked out its examples and exercises</text:span></text:p>
          <text:list>
            <text:list-item>
              <text:p text:style-name="P57"><text:a xlink:type="simple" xlink:href="https://github.com/binoytv9/The-Linux-Programming-Interface-by-Michael-Kerrisk" text:style-name="Internet_20_link" text:visited-style-name="Visited_20_Internet_20_Link"><text:span text:style-name="T80">https://github.com/binoytv9/The-Linux-Programming-Interface-by-Michael-Kerrisk</text:span></text:a></text:p>
              <text:p text:style-name="P46"/>
            </text:list-item>
          </text:list>
        </text:list-item>
        <text:list-item>
          <text:p text:style-name="P30"><text:span text:style-name="T28">Implemented a simple </text:span><text:span text:style-name="T17">logic circuit simulation </text:span><text:span text:style-name="T44">(Part </text:span><text:a xlink:type="simple" xlink:href="http://www.openbookproject.net/courses/python4fun/logic.html" text:style-name="Internet_20_link" text:visited-style-name="Visited_20_Internet_20_Link"><text:span text:style-name="T56">One</text:span></text:a><text:span text:style-name="T44"> &amp; </text:span><text:a xlink:type="simple" xlink:href="http://www.openbookproject.net/courses/python4fun/logic2.html" text:style-name="Internet_20_link" text:visited-style-name="Visited_20_Internet_20_Link"><text:span text:style-name="T56">Two</text:span></text:a><text:span text:style-name="T44">)</text:span><text:span text:style-name="T28"> program in </text:span><text:span text:style-name="T53">C</text:span><text:span text:style-name="T28"> </text:span><text:span text:style-name="T29">and </text:span><text:span text:style-name="T54">JavaScript</text:span></text:p>
          <text:list>
            <text:list-item>
              <text:p text:style-name="P58"><text:a xlink:type="simple" xlink:href="https://github.com/binoytv9/Logic-Circuits-in-C" text:style-name="Internet_20_link" text:visited-style-name="Visited_20_Internet_20_Link"><text:span text:style-name="T95">https://github.com/binoytv9/Logic-Circuits-in-C</text:span></text:a></text:p>
            </text:list-item>
            <text:list-item>
              <text:p text:style-name="P30"><text:a xlink:type="simple" xlink:href="https://github.com/binoytv9/Logic-Circuits-in-javaScript" text:style-name="Internet_20_link" text:visited-style-name="Visited_20_Internet_20_Link"><text:span text:style-name="T96">https://github.com/binoytv9/Logic-Circuits-in-javaScript</text:span></text:a></text:p>
              <text:p text:style-name="P47"/>
            </text:list-item>
          </text:list>
        </text:list-item>
        <text:list-item>
          <text:p text:style-name="P31"><text:span text:style-name="T31">Read the book “</text:span><text:span text:style-name="T19">Eloquent JavaScript</text:span><text:span text:style-name="T31">” by Marijn Haverbeke and worked out its examples and exercises</text:span></text:p>
          <text:list>
            <text:list-item>
              <text:p text:style-name="P31"><text:a xlink:type="simple" xlink:href="https://github.com/binoytv9/eloquent-javascript" text:style-name="Internet_20_link" text:visited-style-name="Visited_20_Internet_20_Link"><text:span text:style-name="T84">https://github.com/binoytv9/eloquent-javascript</text:span></text:a></text:p>
              <text:p text:style-name="P48"/>
            </text:list-item>
          </text:list>
        </text:list-item>
        <text:list-item>
          <text:p text:style-name="P31"><text:span text:style-name="T32">Read “</text:span><text:span text:style-name="T20">Dive into Python</text:span><text:span text:style-name="T32">” and solved its examples and exercises</text:span></text:p>
          <text:list>
            <text:list-item>
              <text:p text:style-name="P31"><text:a xlink:type="simple" xlink:href="https://github.com/binoytv9/dive-into-python" text:style-name="Internet_20_link" text:visited-style-name="Visited_20_Internet_20_Link"><text:span text:style-name="T88">https://github.com/binoytv9/dive-into-python</text:span></text:a></text:p>
              <text:p text:style-name="P49"/>
            </text:list-item>
          </text:list>
        </text:list-item>
        <text:list-item>
          <text:p text:style-name="P31"><text:span text:style-name="T32">Studied Python code for </text:span><text:span text:style-name="T20">Lisp </text:span><text:span text:style-name="T23">I</text:span><text:span text:style-name="T20">nterpreter by Peter Norvig </text:span><text:span text:style-name="T43">(</text:span><text:a xlink:type="simple" xlink:href="http://norvig.com/lispy.html" text:style-name="Internet_20_link" text:visited-style-name="Visited_20_Internet_20_Link"><text:span text:style-name="T55">link</text:span></text:a><text:span text:style-name="T43">)</text:span><text:span text:style-name="T32"> and converted it into C</text:span></text:p>
          <text:list>
            <text:list-item>
              <text:p text:style-name="P31"><text:a xlink:type="simple" xlink:href="https://github.com/binoytv9/lisp-interpreter-in-c" text:style-name="Internet_20_link" text:visited-style-name="Visited_20_Internet_20_Link"><text:span text:style-name="T88">https://github.com/binoytv9/lisp-interpreter-in-c</text:span></text:a></text:p>
              <text:p text:style-name="P49"/>
            </text:list-item>
          </text:list>
        </text:list-item>
        <text:list-item>
          <text:p text:style-name="P31"><text:span text:style-name="T32">Studied </text:span><text:span text:style-name="T22">Scheme</text:span><text:span text:style-name="T32"> from "</text:span><text:span text:style-name="T20">Structure and Interpretation of Computer Programs</text:span><text:span text:style-name="T32">"</text:span></text:p>
          <text:list>
            <text:list-item>
              <text:p text:style-name="P31"><text:a xlink:type="simple" xlink:href="https://github.com/binoytv9/sicp-solutions" text:style-name="Internet_20_link" text:visited-style-name="Visited_20_Internet_20_Link"><text:span text:style-name="T88">https://github.com/binoytv9/sicp-solutions</text:span></text:a></text:p>
              <text:p text:style-name="P49"/>
            </text:list-item>
          </text:list>
        </text:list-item>
        <text:list-item>
          <text:p text:style-name="P32"><text:span text:style-name="T32">Read “</text:span><text:span text:style-name="T20">Think Python</text:span><text:span text:style-name="T32">” and solved its examples and exercises</text:span></text:p>
          <text:list>
            <text:list-item>
              <text:p text:style-name="P32"><text:a xlink:type="simple" xlink:href="https://github.com/binoytv9/Think-Python-by-Allen-B-Downey--Exercises" text:style-name="Internet_20_link" text:visited-style-name="Visited_20_Internet_20_Link"><text:span text:style-name="T89">https://github.com/binoytv9/Think-Python-by-Allen-B-Downey--Exercises</text:span></text:a></text:p>
              <text:p text:style-name="P50"><text:soft-page-break/></text:p>
            </text:list-item>
          </text:list>
        </text:list-item>
        <text:list-item>
          <text:p text:style-name="P33"><text:span text:style-name="T32">Worked out the exercises and sample code provided in the “</text:span><text:span text:style-name="T20">Google’s Python Class</text:span><text:span text:style-name="T32">”</text:span></text:p>
          <text:list>
            <text:list-item>
              <text:p text:style-name="P33"><text:a xlink:type="simple" xlink:href="https://github.com/binoytv9/google-python-exercises" text:style-name="Internet_20_link" text:visited-style-name="Visited_20_Internet_20_Link"><text:span text:style-name="T90">https://github.com/binoytv9/google-python-exercises</text:span></text:a></text:p>
              <text:p text:style-name="P51"/>
            </text:list-item>
          </text:list>
        </text:list-item>
        <text:list-item>
          <text:p text:style-name="P33"><text:span text:style-name="T32">Studied the </text:span><text:span text:style-name="T36">b</text:span><text:span text:style-name="T35">ook</text:span><text:span text:style-name="T32"> "</text:span><text:span text:style-name="T20">Problem Solving with Algorithms and Data Structures</text:span><text:span text:style-name="T32">” and solved its exercises</text:span></text:p>
          <text:list>
            <text:list-item>
              <text:p text:style-name="P33"><text:a xlink:type="simple" xlink:href="https://github.com/binoytv9/problem-solving-with-algorithms-and-data-structures" text:style-name="Internet_20_link" text:visited-style-name="Visited_20_Internet_20_Link"><text:span text:style-name="T90">https://github.com/binoytv9/problem-solving-with-algorithms-and-data-structures</text:span></text:a></text:p>
              <text:p text:style-name="P51"/>
            </text:list-item>
          </text:list>
        </text:list-item>
        <text:list-item>
          <text:p text:style-name="P34"><text:span text:style-name="T32">Studied the Python code for </text:span><text:span text:style-name="T20">Huffman Data Compression </text:span><text:span text:style-name="T24">(</text:span><text:a xlink:type="simple" xlink:href="http://www.openbookproject.net/py4fun/huffman/huffman.html" text:style-name="Internet_20_link" text:visited-style-name="Visited_20_Internet_20_Link"><text:span text:style-name="T40">link</text:span></text:a><text:span text:style-name="T24">) </text:span><text:span text:style-name="T32">and converted it into C</text:span></text:p>
          <text:list>
            <text:list-item>
              <text:p text:style-name="P35"><text:a xlink:type="simple" xlink:href="https://github.com/binoytv9/huffman-data-compression-in-c" text:style-name="Internet_20_link" text:visited-style-name="Visited_20_Internet_20_Link"><text:span text:style-name="T91">https://github.com/binoytv9/huffman-data-compression-in-c</text:span></text:a></text:p>
              <text:p text:style-name="P52"/>
            </text:list-item>
          </text:list>
        </text:list-item>
        <text:list-item>
          <text:p text:style-name="P36"><text:span text:style-name="T32">Studied the Python code for “</text:span><text:span text:style-name="T20">Water bucket problem</text:span><text:span text:style-name="T32">” </text:span><text:span text:style-name="T39">(</text:span><text:a xlink:type="simple" xlink:href="http://www.openbookproject.net/py4fun/buckets/buckets.html" text:style-name="Internet_20_link" text:visited-style-name="Visited_20_Internet_20_Link"><text:span text:style-name="T40">link</text:span></text:a><text:span text:style-name="T39">) </text:span><text:span text:style-name="T32">and converted it into C</text:span></text:p>
          <text:list>
            <text:list-item>
              <text:p text:style-name="P35"><text:a xlink:type="simple" xlink:href="https://github.com/binoytv9/water-bucket-problems-in-c" text:style-name="Internet_20_link" text:visited-style-name="Visited_20_Internet_20_Link"><text:span text:style-name="T91">https://github.com/binoytv9/water-bucket-problems-in-c</text:span></text:a><text:span text:style-name="T46"><text:line-break/></text:span></text:p>
            </text:list-item>
          </text:list>
        </text:list-item>
        <text:list-item>
          <text:p text:style-name="P37"><text:span text:style-name="T32">Converted the “</text:span><text:span text:style-name="T20">Log Puzzle</text:span><text:span text:style-name="T32">” exercise in Google’s Python Class into C</text:span></text:p>
          <text:list>
            <text:list-item>
              <text:p text:style-name="P59"><text:a xlink:type="simple" xlink:href="https://github.com/binoytv9/log-puzzle-in-c" text:style-name="Internet_20_link" text:visited-style-name="Visited_20_Internet_20_Link"><text:span text:style-name="T87">https://github.com/binoytv9/log-puzzle-in-c</text:span></text:a></text:p>
              <text:p text:style-name="P52"/>
            </text:list-item>
          </text:list>
        </text:list-item>
        <text:list-item>
          <text:p text:style-name="P38"><text:span text:style-name="T32">Read the “</text:span><text:span text:style-name="T20">Python Practice Book</text:span><text:span text:style-name="T32">” </text:span><text:span text:style-name="T39">(</text:span><text:a xlink:type="simple" xlink:href="http://anandology.com/python-practice-book" text:style-name="Internet_20_link" text:visited-style-name="Visited_20_Internet_20_Link"><text:span text:style-name="T40">link</text:span></text:a><text:span text:style-name="T39">)</text:span><text:span text:style-name="T32"> and solved its exercises</text:span></text:p>
          <text:list>
            <text:list-item>
              <text:p text:style-name="P38"><text:a xlink:type="simple" xlink:href="https://github.com/binoytv9/python-anandology" text:style-name="Internet_20_link" text:visited-style-name="Visited_20_Internet_20_Link"><text:span text:style-name="T92">https://github.com/binoytv9/python-anandology</text:span></text:a></text:p>
              <text:p text:style-name="P53"/>
            </text:list-item>
          </text:list>
        </text:list-item>
        <text:list-item>
          <text:p text:style-name="P39"><text:span text:style-name="T32">Solved the </text:span><text:span text:style-name="T22">Stanford CS library linked list</text:span><text:span text:style-name="T33"> </text:span><text:span text:style-name="T38">(doc </text:span><text:a xlink:type="simple" xlink:href="http://cslibrary.stanford.edu/103" text:style-name="Internet_20_link" text:visited-style-name="Visited_20_Internet_20_Link"><text:span text:style-name="T41">#103</text:span></text:a><text:span text:style-name="T38"> &amp; </text:span><text:a xlink:type="simple" xlink:href="http://cslibrary.stanford.edu/105" text:style-name="Internet_20_link" text:visited-style-name="Visited_20_Internet_20_Link"><text:span text:style-name="T41">#105</text:span></text:a><text:span text:style-name="T38">) </text:span><text:span text:style-name="T33">problems</text:span><text:span text:style-name="T32"> </text:span><text:span text:style-name="T52">in C</text:span></text:p>
          <text:list>
            <text:list-item>
              <text:p text:style-name="P39"><text:a xlink:type="simple" xlink:href="https://github.com/binoytv9/linked-list-cslibrary.stanford.edu-doc-103-and-105" text:style-name="Internet_20_link" text:visited-style-name="Visited_20_Internet_20_Link"><text:span text:style-name="T98">https://github.com/binoytv9/linked-list-cslibrary.stanford.edu-doc-103-and-105</text:span></text:a></text:p>
              <text:p text:style-name="P54"/>
            </text:list-item>
          </text:list>
        </text:list-item>
        <text:list-item>
          <text:p text:style-name="P40"><text:span text:style-name="T46">Solved the </text:span><text:span text:style-name="T51">Stanford CS library </text:span><text:span text:style-name="T50">Binary Tree </text:span><text:span text:style-name="T48">(</text:span><text:span text:style-name="T37">doc </text:span><text:a xlink:type="simple" xlink:href="http://cslibrary.stanford.edu/110" text:style-name="Internet_20_link" text:visited-style-name="Visited_20_Internet_20_Link"><text:span text:style-name="T42">#110</text:span></text:a><text:span text:style-name="T48">) </text:span><text:span text:style-name="T47">exercises</text:span><text:span text:style-name="T46"> in both </text:span><text:span text:style-name="T52">C</text:span><text:span text:style-name="T32"> and </text:span><text:span text:style-name="T52">Python</text:span></text:p>
          <text:list>
            <text:list-item>
              <text:p text:style-name="P60"><text:a xlink:type="simple" xlink:href="https://github.com/binoytv9/binary-trees-cslibrary.stanford.edu-doc-110" text:style-name="Internet_20_link" text:visited-style-name="Visited_20_Internet_20_Link"><text:span text:style-name="T97">https://github.com/binoytv9/binary-trees-cslibrary.stanford.edu-doc-110</text:span></text:a></text:p>
            </text:list-item>
            <text:list-item>
              <text:p text:style-name="P40"><text:a xlink:type="simple" xlink:href="https://github.com/binoytv9/binary-trees-cslibrary.stanford.edu-110-in-python" text:style-name="Internet_20_link" text:visited-style-name="Visited_20_Internet_20_Link"><text:span text:style-name="T99">https://github.com/binoytv9/binary-trees-cslibrary.stanford.edu-110-in-python</text:span></text:a></text:p>
              <text:p text:style-name="P55"/>
            </text:list-item>
          </text:list>
        </text:list-item>
        <text:list-item>
          <text:p text:style-name="P37"><text:span text:style-name="T33">Worked out</text:span><text:span text:style-name="T32"> the sample code and the </text:span><text:span text:style-name="T34">solved the </text:span><text:span text:style-name="T32">exercises in </text:span><text:span text:style-name="T21">K&amp;R</text:span></text:p>
          <text:list>
            <text:list-item>
              <text:p text:style-name="P27"><text:a xlink:type="simple" xlink:href="https://github.com/binoytv9/the-c-programming-language-Ritchie-Kernighan" text:style-name="Internet_20_link" text:visited-style-name="Visited_20_Internet_20_Link"><text:span text:style-name="T93">https://github.com/binoytv9/the-c-programming-language-Ritchie-Kernighan</text:span></text:a></text:p>
              <text:p text:style-name="P5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Ubuntu Mono1" svg:font-family="'Ubuntu Mono'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en" style:country-asian="US" style:font-name-complex="Lohit Hind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en" style:country-asian="US" style:font-name-complex="Lohit Hind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Normal1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1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Normal1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caption" style:family="paragraph" style:parent-style-name="Normal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365cm" fo:margin-left="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ECL01</meta:initial-creator>
    <meta:editing-cycles>311</meta:editing-cycles>
    <meta:print-date>2015-01-13T09:01:00</meta:print-date>
    <meta:creation-date>2014-11-30T06:39:00</meta:creation-date>
    <dc:date>2015-04-05T12:21:33.882414339</dc:date>
    <dc:language>en-IN</dc:language>
    <meta:editing-duration>PT7H8M28S</meta:editing-duration>
    <meta:generator>LibreOffice/4.3.2.2$Linux_X86_64 LibreOffice_project/430m0$Build-2</meta:generator>
    <meta:document-statistic meta:table-count="0" meta:image-count="3" meta:object-count="0" meta:page-count="3" meta:paragraph-count="103" meta:word-count="561" meta:character-count="4675" meta:non-whitespace-character-count="42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